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underline-type="single" style:text-underline-style="solid"/>
    </style:style>
    <style:style style:name="P1" style:family="paragraph">
      <style:paragraph-properties/>
    </style:style>
  </office:automatic-styles>
  <office:body>
    <office:text>
      <text:p text:style-name="P1"><text:span text:style-name="T1">Was fällt weg?</text:span></text:p>
      <text:p text:style-name="P1">Auf folgende Dinge müssen die Benutzer in Zukunft verzichten:</text:p>
      <text:p text:style-name="P1">1) Das Bewertungssystem von Beiträgen wurde in der Vergangenheit zu selten benutzt, als dass sich der Aufwand dafür lohnen würde.</text:p>
      <text:p text:style-name="P1">2) Notizen fallen, wie bereits erwähnt, wegen mangelnder Nachfrage weg.</text:p>
      <text:p text:style-name="P1">3) Den Chat als ein extra Fenster wird es so nicht mehr geben. Dadurch verschmilzt er besser mit dem Rest des Forums und ermöglicht eine bessere direkte Kommunikation neben den Forenthemen. Eventuell sollte hier aber eine „Fullscreen“-Ansicht eingerichtet werden, welche den Chat ohne andere Beiträge anzeigen kann, wobei die Menüzeile erhalten bleibt.</text:p>
      <text:p text:style-name="P1">4) Viele Einstellungsmöglichkeiten für Benutzer und Administratoren fallen weg, dazu weiter unten mehr. Dieser Schritt trägt dem Rechnung, dass die meisten Einstellungen keinen oder kaum Anklang finden.</text:p>
      <text:p text:style-name="P1">5) Sonderansichten wie die Leseansicht oder das kleine HTML-Statusfenster fallen wegen mangelndem Interesse weg.</text:p>
      <text:p text:style-name="P1">6) Der „aktualisieren“-Button muss einer Einstellung für den Refresh-Timer weichen.</text:p>
      <text:p text:style-name="P1">7) Es gibt nur noch eine Refresh-Timer-Einstellung für den Chat und den Rest des Forums, da das alles über ein und die selbe Webseite abgefackelt werden soll. Hier werden aber auch kleine Abfragen gemacht und nur im Bedarfsfall werden die jeweils notwendigen Daten nachgereicht bzw. liegen nur im Bedarfsfall in der Antwort drin. Die Refresh-Einstellung ist dabei direkt über das Menü erreichbar, genauso wie es im Chat auch direkt in der Ansicht war.</text:p>
      <text:p text:style-name="P1">8) Die Hilfe fällt weg, gerade in Bezug auf die Internationalisierung ist das Ding blöd zu pflegen, das nervt. Außerdem sollte das Forum weitestgehend selbsterklärend sein, sonst machen wir was falsch.</text:p>
      <text:p text:style-name="P1">9) Die Meldungs-Boxen unten rechts fallen weg, Meldungen und Benachrichtigungen werden dort angezeigt, wo die Action ist. Fehler beim erstellen von Beiträgen direkt bei der Eingabemaske, Hinweise auf neue Beiträge werden durch entsprechende Hervorhebungen dargestellt. Informationen zu erfolgreichen Aktionen (z.B. Beitrag erstellt) sollten direkt sichtbar sein und keiner zusätzlichen Hinweise bedürfen.</text:p>
      <text:p text:style-name="P1">10) Verlinken von Beiträgen ist, aus dem Kontext heraus gezogen, irgendwie sinnlos.</text:p>
      <text:p text:style-name="P1">12) Zusätzliche und eventuell auswertbare Informationen zu Benutzern, selbst wenn es sich nur um Email-Adressen handelt, fallen wegen mangelndem Interesse weg.</text:p>
      <text:p text:style-name="P1">13) Alles was mit Emails verschicken zu tun hat, ist bissel blöd zu implementieren, zu testen und aufzusetzen, deswegen wird das auch erst einmal raus gelassen. Macht die Benutzereinstellungen übersichtlicher.</text:p>
      <text:p text:style-name="P1">14) Benutzeravatare fallen raus, da bin ich zu faul, das umzusetzen. Dafür hat jeder Benutzer die Möglichkeit, sich seine Lieblingsfarbe auszusuchen, die dann irgendwie als „Bobbel“ bei Beiträgen von ihm angezeigt wird.</text:p>
      <text:p text:style-name="P1">15) Das Fav-Icon fällt auch raus. Weil nichts vom Forum nach außen dringen darf, also auch kein selbst gestaltetes Icon, macht das wenig Sinn, zumal das dadurch auch irgendwie in der Lesezeichenliste nicht so optimal eingetragen wird.</text:p>
    </office:text>
  </office:body>
</office:document-content>
</file>

<file path=styles.xml><?xml version="1.0" encoding="utf-8"?>
<office:document-styles xmlns:office="urn:oasis:names:tc:opendocument:xmlns:office:1.0" office:version="1.2"/>
</file>